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398581" calcext:value-type="float">
            <text:p>0,0398581</text:p>
          </table:table-cell>
          <table:table-cell office:value-type="float" office:value="0.01511502" calcext:value-type="float">
            <text:p>0,01511502</text:p>
          </table:table-cell>
          <table:table-cell office:value-type="float" office:value="0.01008201" calcext:value-type="float">
            <text:p>0,01008201</text:p>
          </table:table-cell>
          <table:table-cell/>
          <table:table-cell office:value-type="float" office:value="0.20017695" calcext:value-type="float">
            <text:p>0,20017695</text:p>
          </table:table-cell>
          <table:table-cell office:value-type="float" office:value="0.11110997" calcext:value-type="float">
            <text:p>0,11110997</text:p>
          </table:table-cell>
          <table:table-cell office:value-type="float" office:value="0.06705403" calcext:value-type="float">
            <text:p>0,06705403</text:p>
          </table:table-cell>
          <table:table-cell/>
          <table:table-cell office:value-type="float" office:value="20.32501316" calcext:value-type="float">
            <text:p>20,32501316</text:p>
          </table:table-cell>
          <table:table-cell office:value-type="float" office:value="10.50818801" calcext:value-type="float">
            <text:p>10,50818801</text:p>
          </table:table-cell>
          <table:table-cell office:value-type="float" office:value="5.5132699" calcext:value-type="float">
            <text:p>5,5132699</text:p>
          </table:table-cell>
        </table:table-row>
        <table:table-row table:style-name="ro1">
          <table:table-cell/>
          <table:table-cell office:value-type="float" office:value="0.03057504" calcext:value-type="float">
            <text:p>0,03057504</text:p>
          </table:table-cell>
          <table:table-cell office:value-type="float" office:value="0.01919985" calcext:value-type="float">
            <text:p>0,01919985</text:p>
          </table:table-cell>
          <table:table-cell office:value-type="float" office:value="0.01783895" calcext:value-type="float">
            <text:p>0,01783895</text:p>
          </table:table-cell>
          <table:table-cell/>
          <table:table-cell office:value-type="float" office:value="0.20334387" calcext:value-type="float">
            <text:p>0,20334387</text:p>
          </table:table-cell>
          <table:table-cell office:value-type="float" office:value="0.11393094" calcext:value-type="float">
            <text:p>0,11393094</text:p>
          </table:table-cell>
          <table:table-cell office:value-type="float" office:value="0.0660398" calcext:value-type="float">
            <text:p>0,0660398</text:p>
          </table:table-cell>
          <table:table-cell/>
          <table:table-cell office:value-type="float" office:value="19.87791419" calcext:value-type="float">
            <text:p>19,87791419</text:p>
          </table:table-cell>
          <table:table-cell office:value-type="float" office:value="10.5203979" calcext:value-type="float">
            <text:p>10,5203979</text:p>
          </table:table-cell>
          <table:table-cell office:value-type="float" office:value="5.59900403" calcext:value-type="float">
            <text:p>5,59900403</text:p>
          </table:table-cell>
        </table:table-row>
        <table:table-row table:style-name="ro1">
          <table:table-cell/>
          <table:table-cell office:value-type="float" office:value="0.0269289" calcext:value-type="float">
            <text:p>0,0269289</text:p>
          </table:table-cell>
          <table:table-cell office:value-type="float" office:value="0.0216012" calcext:value-type="float">
            <text:p>0,0216012</text:p>
          </table:table-cell>
          <table:table-cell office:value-type="float" office:value="0.00767803" calcext:value-type="float">
            <text:p>0,00767803</text:p>
          </table:table-cell>
          <table:table-cell/>
          <table:table-cell office:value-type="float" office:value="0.20465803" calcext:value-type="float">
            <text:p>0,20465803</text:p>
          </table:table-cell>
          <table:table-cell office:value-type="float" office:value="0.10968399" calcext:value-type="float">
            <text:p>0,10968399</text:p>
          </table:table-cell>
          <table:table-cell office:value-type="float" office:value="0.07229996" calcext:value-type="float">
            <text:p>0,07229996</text:p>
          </table:table-cell>
          <table:table-cell/>
          <table:table-cell office:value-type="float" office:value="19.92567205" calcext:value-type="float">
            <text:p>19,92567205</text:p>
          </table:table-cell>
          <table:table-cell office:value-type="float" office:value="10.53351212" calcext:value-type="float">
            <text:p>10,53351212</text:p>
          </table:table-cell>
          <table:table-cell office:value-type="float" office:value="5.50480509" calcext:value-type="float">
            <text:p>5,504805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4])" office:value-type="float" office:value="0.0324540133333333" calcext:value-type="float">
            <text:p>0,032454013333333</text:p>
          </table:table-cell>
          <table:table-cell table:formula="of:=AVERAGE([.C2:.C4])" office:value-type="float" office:value="0.01863869" calcext:value-type="float">
            <text:p>0,01863869</text:p>
          </table:table-cell>
          <table:table-cell table:formula="of:=AVERAGE([.D2:.D4])" office:value-type="float" office:value="0.01186633" calcext:value-type="float">
            <text:p>0,01186633</text:p>
          </table:table-cell>
          <table:table-cell/>
          <table:table-cell table:formula="of:=AVERAGE([.F2:.F4])" office:value-type="float" office:value="0.202726283333333" calcext:value-type="float">
            <text:p>0,202726283333333</text:p>
          </table:table-cell>
          <table:table-cell table:formula="of:=AVERAGE([.G2:.G4])" office:value-type="float" office:value="0.111574966666667" calcext:value-type="float">
            <text:p>0,111574966666667</text:p>
          </table:table-cell>
          <table:table-cell table:formula="of:=AVERAGE([.H2:.H4])" office:value-type="float" office:value="0.0684645966666667" calcext:value-type="float">
            <text:p>0,068464596666667</text:p>
          </table:table-cell>
          <table:table-cell/>
          <table:table-cell table:formula="of:=AVERAGE([.J2:.J4])" office:value-type="float" office:value="20.0428664666667" calcext:value-type="float">
            <text:p>20,0428664666667</text:p>
          </table:table-cell>
          <table:table-cell table:formula="of:=AVERAGE([.K2:.K4])" office:value-type="float" office:value="10.5206993433333" calcext:value-type="float">
            <text:p>10,5206993433333</text:p>
          </table:table-cell>
          <table:table-cell table:formula="of:=AVERAGE([.L2:.L4])" office:value-type="float" office:value="5.53902634" calcext:value-type="float">
            <text:p>5,53902634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formula="of:=[.B5]/[.C5]" office:value-type="float" office:value="1.7412175068813" calcext:value-type="float">
            <text:p>1,7412175068813</text:p>
          </table:table-cell>
          <table:table-cell table:formula="of:=[.B5]/[.D5]" office:value-type="float" office:value="2.73496635719159" calcext:value-type="float">
            <text:p>2,73496635719159</text:p>
          </table:table-cell>
          <table:table-cell table:number-columns-repeated="2"/>
          <table:table-cell table:formula="of:=[.F5]/[.G5]" office:value-type="float" office:value="1.81695132331058" calcext:value-type="float">
            <text:p>1,81695132331058</text:p>
          </table:table-cell>
          <table:table-cell table:formula="of:=[.F5]/[.H5]" office:value-type="float" office:value="2.9610381599171" calcext:value-type="float">
            <text:p>2,9610381599171</text:p>
          </table:table-cell>
          <table:table-cell table:number-columns-repeated="2"/>
          <table:table-cell table:formula="of:=[.J5]/[.K5]" office:value-type="float" office:value="1.90508879805288" calcext:value-type="float">
            <text:p>1,90508879805288</text:p>
          </table:table-cell>
          <table:table-cell table:formula="of:=[.J5]/[.L5]" office:value-type="float" office:value="3.61848188406821" calcext:value-type="float">
            <text:p>3,61848188406821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formula="of:=[.C6]/[.C1]*100" office:value-type="float" office:value="87.0608753440648" calcext:value-type="float">
            <text:p>87,0608753440648</text:p>
          </table:table-cell>
          <table:table-cell table:formula="of:=[.D6]/[.D1]*100" office:value-type="float" office:value="68.3741589297899" calcext:value-type="float">
            <text:p>68,3741589297899</text:p>
          </table:table-cell>
          <table:table-cell table:number-columns-repeated="2"/>
          <table:table-cell table:formula="of:=[.G6]/[.G1]*100" office:value-type="float" office:value="90.8475661655288" calcext:value-type="float">
            <text:p>90,8475661655288</text:p>
          </table:table-cell>
          <table:table-cell table:formula="of:=[.H6]/[.H1]*100" office:value-type="float" office:value="74.0259539979276" calcext:value-type="float">
            <text:p>74,0259539979276</text:p>
          </table:table-cell>
          <table:table-cell table:number-columns-repeated="2"/>
          <table:table-cell table:formula="of:=[.K6]/[.K1]*100" office:value-type="float" office:value="95.2544399026442" calcext:value-type="float">
            <text:p>95,2544399026442</text:p>
          </table:table-cell>
          <table:table-cell table:formula="of:=[.L6]/[.L1]*100" office:value-type="float" office:value="90.4620471017054" calcext:value-type="float">
            <text:p>90,4620471017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2T09:32:16.108390207</meta:creation-date>
    <dc:date>2019-12-12T11:08:23.261143315</dc:date>
    <meta:editing-duration>PT25M16S</meta:editing-duration>
    <meta:editing-cycles>2</meta:editing-cycles>
    <meta:generator>LibreOffice/6.3.3.2.0$Linux_X86_64 LibreOffice_project/efd344762d9d19af2cac84c1651e18355008a6ed</meta:generator>
    <meta:document-statistic meta:table-count="1" meta:cell-count="60" meta:object-count="0"/>
  </office:meta>
</office:document-meta>
</file>